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1.6306in"/>
    </style:style>
    <style:style style:name="Table4.B" style:family="table-column">
      <style:table-column-properties style:column-width="5.060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Standard">
      <style:text-properties officeooo:paragraph-rsid="0076574a"/>
    </style:style>
    <style:style style:name="P4" style:family="paragraph" style:parent-style-name="Text_20_body">
      <style:text-properties officeooo:rsid="00198afe" officeooo:paragraph-rsid="0076574a"/>
    </style:style>
    <style:style style:name="P5" style:family="paragraph" style:parent-style-name="Text_20_body">
      <style:text-properties officeooo:paragraph-rsid="0076574a"/>
    </style:style>
    <style:style style:name="P6" style:family="paragraph" style:parent-style-name="Text_20_body">
      <style:text-properties officeooo:rsid="0076574a" officeooo:paragraph-rsid="0076574a"/>
    </style:style>
    <style:style style:name="P7" style:family="paragraph" style:parent-style-name="Footnote">
      <style:text-properties officeooo:rsid="00262b78" officeooo:paragraph-rsid="00262b78"/>
    </style:style>
    <style:style style:name="P8" style:family="paragraph" style:parent-style-name="Table_20_Contents">
      <style:text-properties fo:color="#000000" fo:font-size="11pt" fo:font-weight="bold" officeooo:rsid="00a9cd84" officeooo:paragraph-rsid="0076574a" fo:background-color="transparent" style:font-weight-asian="bold" style:font-weight-complex="bold"/>
    </style:style>
    <style:style style:name="P9" style:family="paragraph" style:parent-style-name="Table_20_Contents">
      <style:text-properties fo:font-size="11pt" officeooo:rsid="00a9f124" officeooo:paragraph-rsid="0076574a"/>
    </style:style>
    <style:style style:name="P10" style:family="paragraph" style:parent-style-name="Table_20_Contents">
      <style:text-properties fo:font-size="11pt" fo:font-weight="bold" officeooo:rsid="00a9f124" officeooo:paragraph-rsid="0076574a" style:font-weight-asian="bold" style:font-weight-complex="bold"/>
    </style:style>
    <style:style style:name="P11" style:family="paragraph" style:parent-style-name="Text_20_body_20_indent">
      <style:text-properties officeooo:paragraph-rsid="0075b4bd"/>
    </style:style>
    <style:style style:name="P12" style:family="paragraph" style:parent-style-name="Heading_20_1">
      <style:paragraph-properties fo:text-align="end" style:justify-single-word="false"/>
    </style:style>
    <style:style style:name="P13" style:family="paragraph" style:parent-style-name="Heading_20_1">
      <style:paragraph-properties fo:text-align="end" style:justify-single-word="false"/>
      <style:text-properties fo:font-weight="normal" style:font-weight-asian="normal" style:font-weight-complex="normal"/>
    </style:style>
    <style:style style:name="P14" style:family="paragraph" style:parent-style-name="Heading_20_1">
      <style:text-properties officeooo:rsid="0076574a" officeooo:paragraph-rsid="0076574a"/>
    </style:style>
    <style:style style:name="P15" style:family="paragraph" style:parent-style-name="Heading_20_1">
      <style:text-properties fo:color="#000000" officeooo:paragraph-rsid="0076574a"/>
    </style:style>
    <style:style style:name="P16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7" style:family="paragraph" style:parent-style-name="Table_20_Contents">
      <style:text-properties fo:font-size="11pt" officeooo:rsid="00aa5dd6" officeooo:paragraph-rsid="007657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fo:font-weight="bold" officeooo:rsid="0073eb6e" style:font-weight-asian="bold" style:font-weight-complex="bold"/>
    </style:style>
    <style:style style:name="T5" style:family="text">
      <style:text-properties officeooo:rsid="00639862"/>
    </style:style>
    <style:style style:name="T6" style:family="text">
      <style:text-properties officeooo:rsid="0075b4bd"/>
    </style:style>
    <style:style style:name="T7" style:family="text">
      <style:text-properties officeooo:rsid="00739f62"/>
    </style:style>
    <style:style style:name="T8" style:family="text">
      <style:text-properties officeooo:rsid="0073b8d6"/>
    </style:style>
    <style:style style:name="T9" style:family="text">
      <style:text-properties officeooo:rsid="0076574a"/>
    </style:style>
    <style:style style:name="T10" style:family="text">
      <style:text-properties fo:color="#000000"/>
    </style:style>
    <style:style style:name="T11" style:family="text">
      <style:text-properties fo:color="#000000" officeooo:rsid="00893e6c"/>
    </style:style>
    <style:style style:name="T12" style:family="text">
      <style:text-properties fo:color="#000000" officeooo:rsid="004c343a"/>
    </style:style>
    <style:style style:name="T13" style:family="text">
      <style:text-properties fo:color="#dd4814" officeooo:rsid="00893e6c"/>
    </style:style>
    <style:style style:name="T14" style:family="text">
      <style:text-properties officeooo:rsid="0073af82"/>
    </style:style>
    <style:style style:name="T15" style:family="text">
      <style:text-properties officeooo:rsid="004c343a"/>
    </style:style>
    <style:style style:name="T16" style:family="text">
      <style:text-properties officeooo:rsid="0077d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Overview</text:h>
      <text:p text:style-name="Text_20_body_20_indent">One challenge th<text:span text:style-name="T6">at social leaders </text:span>face is that technology solutions that could advance their work is financially out of reach. For one thing, good solutions take a lot of time and energy to design. Also, IT experts are expensive to employ. <text:span text:style-name="T6">And finally, the market-driven sector does not always provide solutions that are a perfect for work in the social sector.</text:span></text:p>
      <text:p text:style-name="P11">Northbridge meets this challenge head on!</text:p>
      <text:p text:style-name="P11"><text:span text:style-name="T6">Through our Caucus Tracks, w</text:span>e bring togethe<text:span text:style-name="T7">r </text:span>social justice leaders who are working on similar problems. We help these leaders pool their expertise, together imagining technology solutions that could raise productivity for all of them. Then, <text:span text:style-name="T6">with the help of </text:span>skilled <text:span text:style-name="T6">and passionate</text:span> <text:span text:style-name="T6">technology</text:span> volunteers, Northbridge builds solutions that advance <text:span text:style-name="T7">our members social justice goals</text:span>.</text:p>
      <text:h text:style-name="Heading_20_1" text:outline-level="1"><text:span text:style-name="T1">F</text:span><text:span text:style-name="T4">or Example... </text:span></text:h>
      <text:p text:style-name="Text_20_body_20_indent">Imagine that several <text:span text:style-name="T9">Northbridge members </text:span>are working independently on urban community <text:span text:style-name="T8">d</text:span>evelopment, with each group separately looking for ways to help their constituents organize activities in their neighborhoods. In <text:span text:style-name="T8">Caucus Track </text:span>sessions facilitated by Northbridge, these community leaders w<text:span text:style-name="T9">ill</text:span> be able to design a technology solution (for instance, a messaging or communication solution) that boosts all of their impacts in their own neighborhoods.</text:p>
      <text:h text:style-name="P14" text:outline-level="1">Tracks</text:h>
      <text:p text:style-name="P6">These two tracks are organized <text:span text:style-name="T16">by interest and membership level. Participation details are provided with membership materials.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8">Caucus Tracks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1">
          <table:table-cell table:style-name="Table4.A2" office:value-type="string">
            <text:p text:style-name="P10">Track 1</text:p>
          </table:table-cell>
          <table:table-cell table:style-name="Table4.B2" office:value-type="string">
            <text:p text:style-name="P17">Focused on improving the member-owned Nexus software suite.</text:p>
          </table:table-cell>
        </table:table-row>
        <table:table-row table:style-name="Table4.1">
          <table:table-cell table:style-name="Table4.A2" office:value-type="string">
            <text:p text:style-name="P10">Track 2</text:p>
          </table:table-cell>
          <table:table-cell table:style-name="Table4.B2" office:value-type="string">
            <text:p text:style-name="P9">Focused on innovating new solutions for your community.</text:p>
          </table:table-cell>
        </table:table-row>
      </table:table>
      <text:p text:style-name="P3"/>
      <text:h text:style-name="P15" text:outline-level="1">How Do I <text:span text:style-name="T15">Become a Northbridge Member</text:span>?</text:h>
      <text:p text:style-name="P4">Northbridge Technology Alliance membership is available to charitable organizations who are engaged in social justice and community-building efforts. </text:p>
      <text:p text:style-name="P5"><text:soft-page-break/><text:span text:style-name="T10">See </text:span><text:span text:style-name="T11">our web site under </text:span><text:a xlink:type="simple" xlink:href="http://northbridgetech.org/index.php?view=apply"><text:span text:style-name="T13">Membership</text:span></text:a><text:span text:style-name="T11"><text:note text:id="ftn1" text:note-class="footnote"><text:note-citation>1</text:note-citation><text:note-body><text:p text:style-name="P7">http://northbridgetech.org?<text:span text:style-name="T14">view=apply</text:span></text:p></text:note-body></text:note></text:span><text:span text:style-name="T11"> for </text:span><text:span text:style-name="T12">complete </text:span><text:span text:style-name="T10">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T4" style:family="text">
      <style:text-properties officeooo:rsid="0075b4b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in" fo:margin-left="0in" fo:margin-right="0in" fo:margin-bottom="0.1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0291in" svg:width="3.8929in" svg:height="1.1862in" draw:z-index="2"><draw:image xlink:href="Pictures/100000000000119400000576DA8B4D44.jpg" xlink:type="simple" xlink:show="embed" xlink:actuate="onLoad"/></draw:frame></text:h>
        <text:h text:style-name="MP3" text:outline-level="1">Member Benefit</text:h>
        <text:h text:style-name="MP4" text:outline-level="1">Caucus <text:span text:style-name="MT4">Track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3-13T17:38:03.489609590</dc:date>
    <meta:editing-duration>PT9H3M8S</meta:editing-duration>
    <meta:editing-cycles>110</meta:editing-cycles>
    <meta:generator>LibreOffice/4.2.8.2$Linux_X86_64 LibreOffice_project/420m0$Build-2</meta:generator>
    <meta:document-statistic meta:table-count="1" meta:image-count="5" meta:object-count="0" meta:page-count="2" meta:paragraph-count="21" meta:word-count="279" meta:character-count="1894" meta:non-whitespace-character-count="1630"/>
  </office:meta>
</office:document-meta>
</file>